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8dac0" officeooo:paragraph-rsid="00285998"/>
    </style:style>
    <style:style style:name="P2" style:family="paragraph" style:parent-style-name="Text_20_body">
      <style:text-properties fo:font-weight="bold" officeooo:rsid="001afb48" officeooo:paragraph-rsid="001afb48" style:font-weight-asian="bold" style:font-weight-complex="bold"/>
    </style:style>
    <style:style style:name="P3" style:family="paragraph" style:parent-style-name="Text_20_body">
      <style:text-properties fo:font-weight="bold" officeooo:rsid="002b5a9a" officeooo:paragraph-rsid="002b5a9a" style:font-weight-asian="bold" style:font-weight-complex="bold"/>
    </style:style>
    <style:style style:name="P4" style:family="paragraph" style:parent-style-name="Text_20_body">
      <style:text-properties fo:font-weight="bold" officeooo:rsid="002b5a9a" officeooo:paragraph-rsid="004c866d" style:font-weight-asian="bold" style:font-weight-complex="bold"/>
    </style:style>
    <style:style style:name="P5" style:family="paragraph" style:parent-style-name="Text_20_body">
      <style:text-properties fo:font-weight="bold" officeooo:rsid="00245fea" officeooo:paragraph-rsid="00245fea" style:font-weight-asian="bold" style:font-weight-complex="bold"/>
    </style:style>
    <style:style style:name="P6" style:family="paragraph" style:parent-style-name="Text_20_body">
      <style:text-properties fo:font-weight="bold" officeooo:rsid="002bdf09" officeooo:paragraph-rsid="004c866d" style:font-weight-asian="bold" style:font-weight-complex="bold"/>
    </style:style>
    <style:style style:name="P7" style:family="paragraph" style:parent-style-name="Text_20_body">
      <style:text-properties fo:font-weight="bold" officeooo:rsid="0042da2d" officeooo:paragraph-rsid="0042da2d" style:font-weight-asian="bold" style:font-weight-complex="bold"/>
    </style:style>
    <style:style style:name="P8" style:family="paragraph" style:parent-style-name="Text_20_body">
      <style:text-properties fo:font-weight="bold" officeooo:rsid="0047a058" officeooo:paragraph-rsid="0047a058" style:font-weight-asian="bold" style:font-weight-complex="bold"/>
    </style:style>
    <style:style style:name="P9" style:family="paragraph" style:parent-style-name="Text_20_body">
      <style:text-properties fo:font-weight="normal" style:font-weight-asian="normal" style:font-weight-complex="normal"/>
    </style:style>
    <style:style style:name="P10" style:family="paragraph" style:parent-style-name="Text_20_body">
      <style:text-properties fo:font-weight="normal" officeooo:rsid="001afb48" officeooo:paragraph-rsid="001afb48" style:font-weight-asian="normal" style:font-weight-complex="normal"/>
    </style:style>
    <style:style style:name="P11" style:family="paragraph" style:parent-style-name="Text_20_body">
      <style:text-properties fo:font-weight="normal" officeooo:rsid="002b5a9a" officeooo:paragraph-rsid="002b5a9a" style:font-weight-asian="normal" style:font-weight-complex="normal"/>
    </style:style>
    <style:style style:name="P12" style:family="paragraph" style:parent-style-name="Text_20_body">
      <style:text-properties officeooo:rsid="001d6544" officeooo:paragraph-rsid="001d6544"/>
    </style:style>
    <style:style style:name="P13" style:family="paragraph" style:parent-style-name="Text_20_body">
      <style:text-properties officeooo:rsid="0022f398" officeooo:paragraph-rsid="0025f274"/>
    </style:style>
    <style:style style:name="P14" style:family="paragraph" style:parent-style-name="Text_20_body">
      <style:text-properties officeooo:rsid="0024e96d" officeooo:paragraph-rsid="0024e96d"/>
    </style:style>
    <style:style style:name="P15" style:family="paragraph" style:parent-style-name="Text_20_body">
      <style:text-properties officeooo:rsid="002e5f00" officeooo:paragraph-rsid="002e5f00"/>
    </style:style>
    <style:style style:name="P16" style:family="paragraph" style:parent-style-name="Text_20_body">
      <style:text-properties officeooo:rsid="0034c149" officeooo:paragraph-rsid="0034c149"/>
    </style:style>
    <style:style style:name="P17" style:family="paragraph" style:parent-style-name="Text_20_body">
      <style:text-properties officeooo:rsid="0035a64a" officeooo:paragraph-rsid="0035a64a"/>
    </style:style>
    <style:style style:name="P18" style:family="paragraph" style:parent-style-name="Text_20_body">
      <style:text-properties officeooo:rsid="00395158" officeooo:paragraph-rsid="00395158"/>
    </style:style>
    <style:style style:name="P19" style:family="paragraph" style:parent-style-name="Text_20_body">
      <style:text-properties officeooo:rsid="003b2ad5" officeooo:paragraph-rsid="003b2ad5"/>
    </style:style>
    <style:style style:name="P20" style:family="paragraph" style:parent-style-name="Text_20_body">
      <style:text-properties officeooo:paragraph-rsid="00410e65"/>
    </style:style>
    <style:style style:name="P21" style:family="paragraph" style:parent-style-name="Text_20_body">
      <style:text-properties fo:font-weight="normal" officeooo:rsid="002bdf09" officeooo:paragraph-rsid="002bdf09" style:font-weight-asian="normal" style:font-weight-complex="normal"/>
    </style:style>
    <style:style style:name="P22" style:family="paragraph" style:parent-style-name="Text_20_body">
      <style:text-properties fo:font-weight="normal" officeooo:rsid="00458920" officeooo:paragraph-rsid="00458920" style:font-weight-asian="normal" style:font-weight-complex="normal"/>
    </style:style>
    <style:style style:name="P23" style:family="paragraph" style:parent-style-name="Text_20_body">
      <style:text-properties fo:font-weight="normal" officeooo:rsid="00465680" officeooo:paragraph-rsid="00465680" style:font-weight-asian="normal" style:font-weight-complex="normal"/>
    </style:style>
    <style:style style:name="P24" style:family="paragraph" style:parent-style-name="Text_20_body">
      <style:text-properties officeooo:rsid="004d169d" officeooo:paragraph-rsid="004d169d"/>
    </style:style>
    <style:style style:name="P25" style:family="paragraph" style:parent-style-name="Text_20_body">
      <style:text-properties fo:font-weight="bold" officeooo:rsid="004e89e9" officeooo:paragraph-rsid="004e89e9" style:font-weight-asian="bold" style:font-weight-complex="bold"/>
    </style:style>
    <style:style style:name="P26" style:family="paragraph" style:parent-style-name="Text_20_body">
      <style:text-properties fo:font-weight="bold" officeooo:rsid="00503f02" officeooo:paragraph-rsid="00503f02" style:font-weight-asian="bold" style:font-weight-complex="bold"/>
    </style:style>
    <style:style style:name="P27" style:family="paragraph" style:parent-style-name="Heading_20_1">
      <style:text-properties officeooo:rsid="001d6544" officeooo:paragraph-rsid="001d6544"/>
    </style:style>
    <style:style style:name="P28" style:family="paragraph" style:parent-style-name="Heading_20_1">
      <style:text-properties officeooo:rsid="002b5a9a" officeooo:paragraph-rsid="002b5a9a"/>
    </style:style>
    <style:style style:name="P29" style:family="paragraph" style:parent-style-name="Heading_20_1">
      <style:text-properties officeooo:rsid="002c801a" officeooo:paragraph-rsid="002c801a"/>
    </style:style>
    <style:style style:name="P30" style:family="paragraph" style:parent-style-name="Heading_20_1">
      <style:text-properties officeooo:rsid="001701c0" officeooo:paragraph-rsid="001701c0"/>
    </style:style>
    <style:style style:name="P31" style:family="paragraph" style:parent-style-name="Heading_20_1">
      <style:text-properties officeooo:rsid="00503f02" officeooo:paragraph-rsid="00503f02"/>
    </style:style>
    <style:style style:name="P32" style:family="paragraph" style:parent-style-name="Heading_20_3">
      <style:text-properties officeooo:rsid="0021925d" officeooo:paragraph-rsid="0021925d"/>
    </style:style>
    <style:style style:name="P33" style:family="paragraph" style:parent-style-name="Heading_20_3">
      <style:text-properties officeooo:rsid="004c436b" officeooo:paragraph-rsid="004c436b"/>
    </style:style>
    <style:style style:name="P34" style:family="paragraph" style:parent-style-name="Heading_20_3">
      <style:text-properties officeooo:rsid="004d169d" officeooo:paragraph-rsid="004d169d"/>
    </style:style>
    <style:style style:name="P35" style:family="paragraph" style:parent-style-name="Heading_20_3">
      <style:text-properties officeooo:rsid="00503f02" officeooo:paragraph-rsid="00503f02"/>
    </style:style>
    <style:style style:name="P36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3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4e96d" style:font-weight-asian="normal" style:font-weight-complex="normal"/>
    </style:style>
    <style:style style:name="T3" style:family="text">
      <style:text-properties fo:font-weight="normal" officeooo:rsid="0025f274" style:font-weight-asian="normal" style:font-weight-complex="normal"/>
    </style:style>
    <style:style style:name="T4" style:family="text">
      <style:text-properties fo:font-weight="normal" officeooo:rsid="003cad5b" style:font-weight-asian="normal" style:font-weight-complex="normal"/>
    </style:style>
    <style:style style:name="T5" style:family="text">
      <style:text-properties fo:font-weight="normal" officeooo:rsid="003eaa05" style:font-weight-asian="normal" style:font-weight-complex="normal"/>
    </style:style>
    <style:style style:name="T6" style:family="text">
      <style:text-properties fo:font-weight="normal" officeooo:rsid="003f4bac" style:font-weight-asian="normal" style:font-weight-complex="normal"/>
    </style:style>
    <style:style style:name="T7" style:family="text">
      <style:text-properties fo:font-weight="normal" officeooo:rsid="0048ae09" style:font-weight-asian="normal" style:font-weight-complex="normal"/>
    </style:style>
    <style:style style:name="T8" style:family="text">
      <style:text-properties fo:font-weight="normal" officeooo:rsid="004c866d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c7dda" style:font-weight-asian="bold" style:font-weight-complex="bold"/>
    </style:style>
    <style:style style:name="T11" style:family="text">
      <style:text-properties fo:font-weight="bold" officeooo:rsid="0025f274" style:font-weight-asian="bold" style:font-weight-complex="bold"/>
    </style:style>
    <style:style style:name="T12" style:family="text">
      <style:text-properties fo:font-weight="bold" officeooo:rsid="00410e65" style:font-weight-asian="bold" style:font-weight-complex="bold"/>
    </style:style>
    <style:style style:name="T13" style:family="text">
      <style:text-properties fo:font-weight="bold" officeooo:rsid="0042da2d" style:font-weight-asian="bold" style:font-weight-complex="bold"/>
    </style:style>
    <style:style style:name="T14" style:family="text">
      <style:text-properties officeooo:rsid="001c7dda"/>
    </style:style>
    <style:style style:name="T15" style:family="text">
      <style:text-properties officeooo:rsid="001e3d4a"/>
    </style:style>
    <style:style style:name="T16" style:family="text">
      <style:text-properties officeooo:rsid="0022f398"/>
    </style:style>
    <style:style style:name="T17" style:family="text">
      <style:text-properties officeooo:rsid="00251523"/>
    </style:style>
    <style:style style:name="T18" style:family="text">
      <style:text-properties officeooo:rsid="00285998"/>
    </style:style>
    <style:style style:name="T19" style:family="text">
      <style:text-properties officeooo:rsid="00296a86"/>
    </style:style>
    <style:style style:name="T20" style:family="text">
      <style:text-properties officeooo:rsid="00352cd0"/>
    </style:style>
    <style:style style:name="T21" style:family="text">
      <style:text-properties officeooo:rsid="004c866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7"><text:a xlink:type="simple" xlink:href="#__RefHeading___Toc207_2508760735" text:style-name="Index_20_Link" text:visited-style-name="Index_20_Link">Instalação e Configurações<text:tab/>1</text:a></text:p>
          <text:p text:style-name="P36"><text:a xlink:type="simple" xlink:href="#__RefHeading___Toc231_3873974140" text:style-name="Index_20_Link" text:visited-style-name="Index_20_Link">Linux<text:tab/>1</text:a></text:p>
          <text:p text:style-name="P36"><text:a xlink:type="simple" xlink:href="#__RefHeading___Toc209_2508760735" text:style-name="Index_20_Link" text:visited-style-name="Index_20_Link">Windows<text:tab/>1</text:a></text:p>
          <text:p text:style-name="P37"><text:a xlink:type="simple" xlink:href="#__RefHeading___Toc211_2508760735" text:style-name="Index_20_Link" text:visited-style-name="Index_20_Link">Comandos<text:tab/>1</text:a></text:p>
          <text:p text:style-name="P37"><text:a xlink:type="simple" xlink:href="#__RefHeading___Toc215_2508760735" text:style-name="Index_20_Link" text:visited-style-name="Index_20_Link">Configurando um Recurso de Banco de Dados<text:tab/>2</text:a></text:p>
          <text:p text:style-name="P37"><text:a xlink:type="simple" xlink:href="#__RefHeading___Toc213_2508760735" text:style-name="Index_20_Link" text:visited-style-name="Index_20_Link">Problemas e Resoluções<text:tab/>2</text:a></text:p>
          <text:p text:style-name="P36"><text:a xlink:type="simple" xlink:href="#__RefHeading___Toc233_3873974140" text:style-name="Index_20_Link" text:visited-style-name="Index_20_Link">Server Não Inicia<text:tab/>2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27" text:outline-level="1"><text:bookmark-start text:name="__RefHeading___Toc207_2508760735"/>Instalação e Configurações<text:bookmark-end text:name="__RefHeading___Toc207_2508760735"/></text:h>
      <text:h text:style-name="P34" text:outline-level="3"><text:bookmark-start text:name="__RefHeading___Toc231_3873974140"/>Linux<text:bookmark-end text:name="__RefHeading___Toc231_3873974140"/></text:h>
      <text:p text:style-name="P24">Fazer download do GlassFish</text:p>
      <text:p text:style-name="P24">Extrair na pasta /opt... (ou outra qualquer)</text:p>
      <text:p text:style-name="P25">/opt/glassfish3.1.2.2/bin</text:p>
      <text:h text:style-name="P32" text:outline-level="3"><text:bookmark-start text:name="__RefHeading___Toc209_2508760735"/>Windows<text:bookmark-end text:name="__RefHeading___Toc209_2508760735"/></text:h>
      <text:p text:style-name="P14">Configure o Java <text:span text:style-name="T17">(java_home, bin etc).</text:span></text:p>
      <text:p text:style-name="P12">Faça download do servidor no site <text:a xlink:type="simple" xlink:href="https://glassfish.java.net/download.html" text:style-name="Internet_20_link" text:visited-style-name="Visited_20_Internet_20_Link">https://glassfish.java.net/download.html</text:a> <text:span text:style-name="T15">extraia no c: por exemplo.</text:span></text:p>
      <text:p text:style-name="P5">C:\glassfish-4.1.1\bin</text:p>
      <text:p text:style-name="P13">Pelo terminal, <text:span text:style-name="T19">como admin</text:span> acesse a pasta <text:span text:style-name="T9">C:\glassfish-4.1.1\bin</text:span><text:span text:style-name="T1"> e execute o comando </text:span><text:span text:style-name="T9">asadmin start-domain</text:span><text:span text:style-name="T1"> </text:span><text:span text:style-name="T2">no navegador acesse </text:span><text:a xlink:type="simple" xlink:href="http://localhost:4848/" text:style-name="Internet_20_link" text:visited-style-name="Visited_20_Internet_20_Link"><text:span text:style-name="T11">http://localhost:4848/</text:span></text:a><text:span text:style-name="T3"> e </text:span><text:a xlink:type="simple" xlink:href="http://localhost:8080/" text:style-name="Internet_20_link" text:visited-style-name="Visited_20_Internet_20_Link"><text:span text:style-name="T11">http://localhost:8080/</text:span></text:a></text:p>
      <text:h text:style-name="P31" text:outline-level="1">Configurações Iniciais</text:h>
      <text:h text:style-name="P35" text:outline-level="3">Set JDK no GlassFish</text:h>
      <text:p text:style-name="P26">/opt/glassfish3.1.2.2/glassfish/config/asenv.conf<text:span text:style-name="T1"> (linux) insira a seguinte linha no fim do arquivo </text:span>AS_JAVA="/opt/jdk/jdk1.6.0_45"<text:span text:style-name="T1"> assim não precisa alterar a $JAVA_HOME do sistema operacional</text:span></text:p>
      <text:h text:style-name="P28" text:outline-level="1"><text:bookmark-start text:name="__RefHeading___Toc211_2508760735"/>Comandos<text:bookmark-end text:name="__RefHeading___Toc211_2508760735"/></text:h>
      <text:p text:style-name="P11">Na pasta <text:s/><text:span text:style-name="T16">C:\glassfish-4.1.1\bin </text:span>abra o terminal como admin.</text:p>
      <text:p text:style-name="P6">asadmin list-domains<text:span text:style-name="T1"> lista os domínios</text:span></text:p>
      <text:p text:style-name="P3"><text:bookmark-start text:name="__DdeLink__217_2508760735"/><text:soft-page-break/>asadmin start-domain<text:bookmark-end text:name="__DdeLink__217_2508760735"/><text:span text:style-name="T1"> inicia o domínio padrão.</text:span></text:p>
      <text:p text:style-name="P3">asadmin stop-domain<text:span text:style-name="T1"> para o domínio padrão.</text:span></text:p>
      <text:p text:style-name="P4"><text:bookmark-start text:name="__DdeLink__217_25087607351"/>asadmin start-domain<text:bookmark-end text:name="__DdeLink__217_25087607351"/> <text:span text:style-name="T21">domainName</text:span><text:span text:style-name="T1"> inicia </text:span><text:span text:style-name="T8">um domínio específico (domainName)</text:span></text:p>
      <text:p text:style-name="P21"/>
      <text:h text:style-name="P29" text:outline-level="1"><text:bookmark-start text:name="__RefHeading___Toc215_2508760735"/>Configurando um Recurso de Banco de Dados<text:bookmark-end text:name="__RefHeading___Toc215_2508760735"/></text:h>
      <text:p text:style-name="P19">Obs: Se nao for o banco <text:s/>de dados Derby (javaDB) embutido, será necessário colocar <text:s/>o aruqivo JAR do driver do banco em <text:span text:style-name="T9">domains/domain1/lib/ext</text:span><text:span text:style-name="T1">, </text:span><text:span text:style-name="T6">da instalação do GlassFish</text:span><text:span text:style-name="T1"> </text:span><text:span text:style-name="T5">(</text:span><text:span text:style-name="T4">domain1 pode ser substituído pelo seu domínio</text:span><text:span text:style-name="T5">)</text:span></text:p>
      <text:p text:style-name="P20"><text:span text:style-name="T12">Criar um Pool de Conexão </text:span><text:span text:style-name="T13">(Connection Pool)</text:span></text:p>
      <text:p text:style-name="P15"><text:a xlink:type="simple" xlink:href="http://localhost:4848/" text:style-name="Internet_20_link" text:visited-style-name="Visited_20_Internet_20_Link">http://localhost:4848</text:a></text:p>
      <text:p text:style-name="P15">admin</text:p>
      <text:p text:style-name="P15">adminadmin</text:p>
      <text:p text:style-name="P15">Resources -&gt; JDBC -&gt; Connection Pool</text:p>
      <text:p text:style-name="P16">Name: nome<text:span text:style-name="T20">D</text:span>a<text:span text:style-name="T20">C</text:span>onexao</text:p>
      <text:p text:style-name="P17">Resource Type: javax.sql.DataSource</text:p>
      <text:p text:style-name="P17">Database Vendor: JavaDB</text:p>
      <text:p text:style-name="P18">Datasource Classname: org.apache.derby.jdbc.ClientDataSource</text:p>
      <text:p text:style-name="P7">Configurar uma Fonte de Dados (Data Source)</text:p>
      <text:p text:style-name="P22">Resources -&gt; JDBC -&gt; JDBC Resources -&gt; new</text:p>
      <text:p text:style-name="P23">JNDI Name: jdbc/mydb</text:p>
      <text:p text:style-name="P8"><text:span text:style-name="T1">Pool Name: </text:span><text:span text:style-name="T7">corejsfPool (criado no passo anterior)</text:span></text:p>
      <text:p text:style-name="P18"/>
      <text:h text:style-name="P30" text:outline-level="1"><text:bookmark-start text:name="__RefHeading___Toc213_2508760735"/>Problemas e Resoluções<text:bookmark-end text:name="__RefHeading___Toc213_2508760735"/></text:h>
      <text:h text:style-name="P33" text:outline-level="3"><text:bookmark-start text:name="__RefHeading___Toc233_3873974140"/>Server Não Inicia<text:bookmark-end text:name="__RefHeading___Toc233_3873974140"/></text:h>
      <text:p text:style-name="P9"><text:span text:style-name="T10">Problema</text:span><text:span text:style-name="T14">: </text:span>Servidor não Inicia. <text:span text:style-name="T18">No windows fica imprimindo “.” no terminal e o server não inicia.</text:span></text:p>
      <text:p text:style-name="P1">Verifique se a porta já não está sendo usada, <text:span text:style-name="T18">acesse os seguintes endereços e veja se algo está rodando nessas portas </text:span><text:a xlink:type="simple" xlink:href="http://localhost:4848/" text:style-name="Internet_20_link" text:visited-style-name="Visited_20_Internet_20_Link"><text:span text:style-name="T11">http://localhost:4848/</text:span></text:a><text:span text:style-name="T3"> e </text:span><text:span text:style-name="T11">http://localhost:8080/</text:span></text:p>
      <text:p text:style-name="P2">Solução:<text:span text:style-name="T1"> Mude de porta</text:span></text:p>
      <text:p text:style-name="P10">intalationPath/glassfish\domains\domain1\config\domain.xml</text:p>
      <text:p text:style-name="P10">pesquise por 8080 ou por "&lt;network-listeners&gt;" sem as asp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loco_20_de_20_Código" style:display-name="Bloco de Código" style:family="paragraph" style:auto-update="true" style:master-page-name="">
      <style:paragraph-properties style:page-number="auto">
        <style:tab-stops>
          <style:tab-stop style:position="0.0984in"/>
        </style:tab-stops>
      </style:paragraph-properties>
      <style:text-properties fo:color="#3399ff" fo:font-size="12pt" fo:language="zxx" fo:country="none" fo:background-color="transparent" style:font-size-asian="10.5pt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loco_20_de_20_Código_20_2" style:display-name="Bloco de Código 2" style:family="paragraph" style:auto-update="true">
      <style:paragraph-properties>
        <style:tab-stops>
          <style:tab-stop style:position="0.0984in"/>
        </style:tab-stops>
      </style:paragraph-properties>
      <style:text-properties fo:color="#000000" style:font-size-asian="10.5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8T16:24:35.308000000</meta:creation-date>
    <meta:editing-duration>PT2H4M22S</meta:editing-duration>
    <meta:editing-cycles>50</meta:editing-cycles>
    <meta:generator>LibreOffice/5.3.7.2.0$Linux_X86_64 LibreOffice_project/30$Build-2</meta:generator>
    <dc:date>2018-03-19T16:15:11.638380560</dc:date>
    <meta:document-statistic meta:table-count="0" meta:image-count="0" meta:object-count="0" meta:page-count="2" meta:paragraph-count="49" meta:word-count="298" meta:character-count="2228" meta:non-whitespace-character-count="1976"/>
    <meta:template xlink:type="simple" xlink:actuate="onRequest" xlink:title="heldertemplate" xlink:href="../../../../../../../../C:/Users/helder/AppData/Roaming/LibreOffice/4/user/template/heldertemplate.ott" meta:date="2017-02-08T16:24:35.086000000"/>
  </office:meta>
</office:document-meta>
</file>